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879cm" fo:margin-left="-0.208cm" fo:margin-top="0cm" fo:margin-bottom="0cm" table:align="left" style:writing-mode="lr-tb"/>
    </style:style>
    <style:style style:name="Таблица1.A" style:family="table-column">
      <style:table-column-properties style:column-width="8.43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language="ru" fo:country="RU" officeooo:paragraph-rsid="0018e790"/>
    </style:style>
    <style:style style:name="P2" style:family="paragraph" style:parent-style-name="Standard">
      <style:text-properties fo:language="ru" fo:country="RU" officeooo:paragraph-rsid="0018e790"/>
    </style:style>
    <style:style style:name="P3" style:family="paragraph" style:parent-style-name="Standard">
      <style:paragraph-properties fo:text-align="center" style:justify-single-word="false"/>
      <style:text-properties officeooo:paragraph-rsid="0018e790"/>
    </style:style>
    <style:style style:name="P4" style:family="paragraph" style:parent-style-name="Standard">
      <style:text-properties officeooo:paragraph-rsid="0018e790"/>
    </style:style>
    <style:style style:name="P5" style:family="paragraph" style:parent-style-name="Standard">
      <style:paragraph-properties style:line-height-at-least="0.176cm" fo:text-align="start" style:justify-single-word="false"/>
      <style:text-properties officeooo:paragraph-rsid="0018e790"/>
    </style:style>
    <style:style style:name="P6" style:family="paragraph" style:parent-style-name="Standard">
      <style:paragraph-properties fo:margin-left="0cm" fo:margin-right="0cm" style:line-height-at-least="0.176cm" fo:text-indent="1.3cm" style:auto-text-indent="false"/>
      <style:text-properties officeooo:paragraph-rsid="0018e790"/>
    </style:style>
    <style:style style:name="P7" style:family="paragraph" style:parent-style-name="Standard">
      <style:paragraph-properties fo:margin-left="0cm" fo:margin-right="0cm" fo:margin-top="0cm" fo:margin-bottom="0cm" style:contextual-spacing="false" style:line-height-at-least="0.176cm" fo:text-align="end" style:justify-single-word="false" fo:text-indent="1.3cm" style:auto-text-indent="false"/>
      <style:text-properties officeooo:paragraph-rsid="0018e790"/>
    </style:style>
    <style:style style:name="P8" style:family="paragraph" style:parent-style-name="Standard">
      <style:paragraph-properties fo:margin-left="0cm" fo:margin-right="0cm" fo:margin-top="0cm" fo:margin-bottom="0cm" style:contextual-spacing="false" style:line-height-at-least="0.176cm" fo:text-indent="1.3cm" style:auto-text-indent="false"/>
      <style:text-properties officeooo:paragraph-rsid="0018e790"/>
    </style:style>
    <style:style style:name="P9" style:family="paragraph" style:parent-style-name="Standard">
      <style:paragraph-properties fo:margin-left="0cm" fo:margin-right="0cm" fo:margin-top="0cm" fo:margin-bottom="0cm" style:contextual-spacing="false" style:line-height-at-least="0.176cm" fo:text-indent="1.3cm" style:auto-text-indent="false"/>
      <style:text-properties officeooo:rsid="0018e790" officeooo:paragraph-rsid="0018e790"/>
    </style:style>
    <style:style style:name="P10" style:family="paragraph" style:parent-style-name="Standard">
      <style:paragraph-properties fo:margin-top="0cm" fo:margin-bottom="0cm" style:contextual-spacing="false" style:line-height-at-least="0.176cm" fo:text-align="end" style:justify-single-word="false"/>
      <style:text-properties officeooo:paragraph-rsid="0018e790"/>
    </style:style>
    <style:style style:name="P11" style:family="paragraph" style:parent-style-name="Standard" style:master-page-name="Standard">
      <style:paragraph-properties style:line-height-at-least="0.176cm" fo:text-align="center" style:justify-single-word="false" style:page-number="auto"/>
      <style:text-properties officeooo:paragraph-rsid="0018e790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14" style:family="paragraph" style:parent-style-name="Standard" style:master-page-name="Standard">
      <style:paragraph-properties style:line-height-at-least="0.176cm" fo:text-align="start" style:justify-single-word="false" style:page-number="auto"/>
      <style:text-properties fo:font-size="15pt" officeooo:rsid="0018e790" officeooo:paragraph-rsid="0018e790" style:font-size-asian="15pt" style:font-size-complex="15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24pt" style:font-size-asian="24pt" style:font-name-complex="Times New Roman1" style:font-size-complex="24pt"/>
    </style:style>
    <style:style style:name="T3" style:family="text">
      <style:text-properties style:font-name="Times New Roman" fo:font-size="22pt" fo:language="en" fo:country="US" style:font-size-asian="22pt" style:font-name-complex="Times New Roman1" style:font-size-complex="22pt"/>
    </style:style>
    <style:style style:name="T4" style:family="text">
      <style:text-properties style:font-name="Times New Roman" fo:font-size="16pt" style:font-size-asian="16pt" style:font-name-complex="Times New Roman1" style:font-size-complex="16pt"/>
    </style:style>
    <style:style style:name="T5" style:family="text">
      <style:text-properties style:font-name="Times New Roman" fo:font-size="16pt" fo:language="ru" fo:country="RU" style:font-size-asian="16pt" style:font-name-complex="Times New Roman1" style:font-size-complex="16pt"/>
    </style:style>
    <style:style style:name="T6" style:family="text">
      <style:text-properties fo:color="#7f0055" style:font-name="Monospace" fo:font-size="10pt" fo:font-weight="bold" style:font-size-asian="10pt" style:font-weight-asian="bold"/>
    </style:style>
    <style:style style:name="T7" style:family="text">
      <style:text-properties fo:color="#000000" style:font-name="Monospace" fo:font-size="10pt" style:font-size-asian="10pt"/>
    </style:style>
    <style:style style:name="T8" style:family="text">
      <style:text-properties fo:color="#000000" style:font-name="Monospace" fo:font-size="10pt" fo:font-style="italic" style:font-size-asian="10pt" style:font-style-asian="italic"/>
    </style:style>
    <style:style style:name="T9" style:family="text">
      <style:text-properties fo:color="#2a00ff" style:font-name="Monospace" fo:font-size="10pt" style:font-size-asian="10pt"/>
    </style:style>
    <style:style style:name="T10" style:family="text">
      <style:text-properties fo:color="#3f7f5f" style:font-name="Monospace" fo:font-size="10pt" style:font-size-asian="10pt"/>
    </style:style>
    <style:style style:name="T11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12" style:family="text">
      <style:text-properties fo:color="#0000c0" style:font-name="Monospace" fo:font-size="10pt" fo:font-style="italic" style:font-size-asian="10pt" style:font-style-asian="italic"/>
    </style:style>
    <style:style style:name="T13" style:family="text">
      <style:text-properties fo:color="#0000c0" style:font-name="Monospace"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Національний Технічний Університет України</text:span></text:p>
      <text:p text:style-name="P6"><text:span text:style-name="T1"><text:s text:c="25"/>«Київський Політехнічний Інститут»</text:span></text:p>
      <text:p text:style-name="P6"><text:span text:style-name="T1"><text:s text:c="11"/>Факультет інформатики та обчислювальної техніки</text:span></text:p>
      <text:p text:style-name="P6"><text:span text:style-name="T1"><text:s text:c="29"/>Кафедра обчислювальної техніки</text:span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><text:span text:style-name="T2">Лабораторна робота №1</text:span></text:p>
      <text:p text:style-name="P3"/>
      <text:p text:style-name="P3"><text:span text:style-name="T3">Підготовка програмного проекту</text:span></text:p>
      <text:p text:style-name="P3"/>
      <text:p text:style-name="P3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Таблица1" table:style-name="Таблица1">
        <table:table-column table:style-name="Таблица1.A" table:number-columns-repeated="2"/>
        <table:table-row table:style-name="Таблица1.1">
          <table:table-cell table:style-name="Таблица1.A1" office:value-type="string">
            <text:p text:style-name="P8"><text:span text:style-name="T4">Прийняв</text:span></text:p>
            <text:p text:style-name="P9"><text:span text:style-name="T5">Доц. Марковський О.П.</text:span></text:p>
            <text:p text:style-name="P8"><text:span text:style-name="T4">«__»________ 201</text:span><text:span text:style-name="T5">4</text:span><text:span text:style-name="T4"> р.</text:span></text:p>
          </table:table-cell>
          <table:table-cell table:style-name="Таблица1.A1" office:value-type="string">
            <text:p text:style-name="P10"><text:span text:style-name="T4"><text:s text:c="26"/>Виконала <text:s text:c="8"/>Студентка 2-ого курсу ФІОТ</text:span></text:p>
            <text:p text:style-name="P10"><text:span text:style-name="T4">групи ІО-32</text:span></text:p>
            <text:p text:style-name="P7"><text:span text:style-name="T4"><text:s text:c="13"/>Руденко Т.А.</text:span></text:p>
          </table:table-cell>
        </table:table-row>
      </table:table>
      <text:p text:style-name="P14">Лістинг</text:p>
      <text:p text:style-name="P5"/>
      <text:p text:style-name="P5"><text:span text:style-name="T6">import</text:span><text:span text:style-name="T7"> java.lang.Math;</text:span></text:p>
      <text:p text:style-name="P12"><text:span text:style-name="T6">import</text:span><text:span text:style-name="T7"> java.util.HashMap;</text:span></text:p>
      <text:p text:style-name="P13"/>
      <text:p text:style-name="P12"><text:span text:style-name="T6">public</text:span><text:span text:style-name="T7"> </text:span><text:span text:style-name="T6">class</text:span><text:span text:style-name="T7"> Lab1 {</text:span></text:p>
      <text:p text:style-name="P12"><text:span text:style-name="T7"><text:tab/></text:span><text:span text:style-name="T6">public</text:span><text:span text:style-name="T7"> </text:span><text:span text:style-name="T6">static</text:span><text:span text:style-name="T7"> </text:span><text:span text:style-name="T6">void</text:span><text:span text:style-name="T7"> main(String[] args){</text:span></text:p>
      <text:p text:style-name="P12"><text:span text:style-name="T7"><text:tab/><text:tab/></text:span><text:span text:style-name="T6">int</text:span><text:span text:style-name="T7"> a = 9301;</text:span></text:p>
      <text:p text:style-name="P12"><text:span text:style-name="T7"><text:tab/><text:tab/></text:span><text:span text:style-name="T6">int</text:span><text:span text:style-name="T7"> b = 49297;</text:span></text:p>
      <text:p text:style-name="P12"><text:span text:style-name="T7"><text:tab/><text:tab/></text:span><text:span text:style-name="T6">int</text:span><text:span text:style-name="T7"> m = 233280;</text:span></text:p>
      <text:p text:style-name="P12"><text:span text:style-name="T7"><text:tab/><text:tab/></text:span><text:span text:style-name="T6">int</text:span><text:span text:style-name="T7"> num = 1408;</text:span></text:p>
      <text:p text:style-name="P12"><text:span text:style-name="T7"><text:tab/><text:tab/></text:span><text:span text:style-name="T6">int</text:span><text:span text:style-name="T7"> n = 60000;</text:span></text:p>
      <text:p text:style-name="P12"><text:span text:style-name="T7"><text:tab/><text:tab/></text:span><text:span text:style-name="T6">int</text:span><text:span text:style-name="T7"> k = 0;</text:span></text:p>
      <text:p text:style-name="P12"><text:span text:style-name="T7"><text:tab/><text:tab/>String bin = </text:span><text:span text:style-name="T9">""</text:span><text:span text:style-name="T7">;</text:span></text:p>
      <text:p text:style-name="P12"><text:span text:style-name="T7"><text:tab/><text:tab/></text:span><text:span text:style-name="T6">char</text:span><text:span text:style-name="T7"> [] sequence = </text:span><text:span text:style-name="T6">new</text:span><text:span text:style-name="T7"> </text:span><text:span text:style-name="T6">char</text:span><text:span text:style-name="T7">[n];</text:span></text:p>
      <text:p text:style-name="P12"><text:span text:style-name="T7"><text:tab/><text:tab/></text:span><text:span text:style-name="T10">//</text:span><text:span text:style-name="T11">Формування</text:span><text:span text:style-name="T10"> </text:span><text:span text:style-name="T11">послідовності</text:span></text:p>
      <text:p text:style-name="P12"><text:span text:style-name="T7"><text:tab/><text:tab/></text:span><text:span text:style-name="T6">for</text:span><text:span text:style-name="T7">(</text:span><text:span text:style-name="T6">int</text:span><text:span text:style-name="T7"> i = 0; i &lt; n; i++){</text:span></text:p>
      <text:p text:style-name="P12"><text:span text:style-name="T7"><text:tab/><text:tab/><text:tab/>num = (num*a+b)%m;</text:span></text:p>
      <text:p text:style-name="P12"><text:span text:style-name="T7"><text:tab/><text:tab/><text:tab/>bin = </text:span><text:span text:style-name="T9">""</text:span><text:span text:style-name="T7">;</text:span></text:p>
      <text:p text:style-name="P12"><text:span text:style-name="T7"><text:tab/><text:tab/><text:tab/>bin = Integer.</text:span><text:span text:style-name="T8">toBinaryString</text:span><text:span text:style-name="T7">(num);</text:span></text:p>
      <text:p text:style-name="P12"><text:span text:style-name="T7"><text:tab/><text:tab/><text:tab/>k = 0;</text:span></text:p>
      <text:p text:style-name="P12"><text:span text:style-name="T7"><text:tab/><text:tab/><text:tab/></text:span><text:span text:style-name="T6">for</text:span><text:span text:style-name="T7">(</text:span><text:span text:style-name="T6">int</text:span><text:span text:style-name="T7"> j = 0; j &lt; bin.length(); j++)</text:span></text:p>
      <text:p text:style-name="P12"><text:span text:style-name="T7"><text:tab/><text:tab/><text:tab/><text:tab/></text:span><text:span text:style-name="T6">if</text:span><text:span text:style-name="T7"> (bin.charAt(j) == </text:span><text:span text:style-name="T9">'1'</text:span><text:span text:style-name="T7">)</text:span></text:p>
      <text:p text:style-name="P12"><text:span text:style-name="T7"><text:tab/><text:tab/><text:tab/><text:tab/><text:tab/>k++;</text:span></text:p>
      <text:p text:style-name="P12"><text:span text:style-name="T7"><text:tab/><text:tab/><text:tab/></text:span><text:span text:style-name="T6">if</text:span><text:span text:style-name="T7">(k % 2 == 0)</text:span></text:p>
      <text:p text:style-name="P12"><text:span text:style-name="T7"><text:tab/><text:tab/><text:tab/><text:tab/>sequence[i] = </text:span><text:span text:style-name="T9">'0'</text:span><text:span text:style-name="T7">;</text:span></text:p>
      <text:p text:style-name="P12"><text:span text:style-name="T7"><text:tab/><text:tab/><text:tab/></text:span><text:span text:style-name="T6">else</text:span></text:p>
      <text:p text:style-name="P12"><text:span text:style-name="T7"><text:tab/><text:tab/><text:tab/><text:tab/>sequence[i] = </text:span><text:span text:style-name="T9">'1'</text:span><text:span text:style-name="T7">;</text:span></text:p>
      <text:p text:style-name="P12"><text:span text:style-name="T7"><text:tab/><text:tab/>}</text:span></text:p>
      <text:p text:style-name="P12"><text:span text:style-name="T7"><text:tab/><text:tab/></text:span></text:p>
      <text:p text:style-name="P12"><text:span text:style-name="T7"><text:tab/><text:tab/></text:span><text:span text:style-name="T6">for</text:span><text:span text:style-name="T7">(</text:span><text:span text:style-name="T6">int</text:span><text:span text:style-name="T7"> i = 0; i &lt; n; i++)</text:span></text:p>
      <text:p text:style-name="P12"><text:span text:style-name="T7"><text:tab/><text:tab/><text:tab/>System.</text:span><text:span text:style-name="T12">out</text:span><text:span text:style-name="T7">.print(sequence[i]);</text:span></text:p>
      <text:p text:style-name="P12"><text:span text:style-name="T7"><text:tab/><text:tab/>System.</text:span><text:span text:style-name="T12">out</text:span><text:span text:style-name="T7">.println(</text:span><text:span text:style-name="T9">""</text:span><text:span text:style-name="T7">);</text:span></text:p>
      <text:p text:style-name="P12"><text:span text:style-name="T7"><text:tab/><text:tab/></text:span></text:p>
      <text:p text:style-name="P12"><text:span text:style-name="T7"><text:tab/><text:tab/></text:span><text:span text:style-name="T10">//</text:span><text:span text:style-name="T11">Частотний</text:span><text:span text:style-name="T10"> </text:span><text:span text:style-name="T11">тест</text:span></text:p>
      <text:p text:style-name="P12"><text:span text:style-name="T7"><text:tab/><text:tab/>System.</text:span><text:span text:style-name="T12">out</text:span><text:span text:style-name="T7">.println(</text:span><text:span text:style-name="T9">"Частотний тест: "</text:span><text:span text:style-name="T7"> + </text:span><text:span text:style-name="T8">Test</text:span><text:span text:style-name="T7">(sequence,n));</text:span></text:p>
      <text:p text:style-name="P12"><text:span text:style-name="T7"><text:tab/><text:tab/></text:span></text:p>
      <text:p text:style-name="P12"><text:span text:style-name="T7"><text:tab/><text:tab/></text:span><text:span text:style-name="T10">//</text:span><text:span text:style-name="T11">Тест</text:span><text:span text:style-name="T10"> 2</text:span></text:p>
      <text:p text:style-name="P12"><text:span text:style-name="T7"><text:tab/><text:tab/></text:span><text:span text:style-name="T6">char</text:span><text:span text:style-name="T7"> [] testS = </text:span><text:span text:style-name="T6">new</text:span><text:span text:style-name="T7"> </text:span><text:span text:style-name="T6">char</text:span><text:span text:style-name="T7">[n-1];</text:span></text:p>
      <text:p text:style-name="P12"><text:span text:style-name="T7"><text:tab/><text:tab/></text:span><text:span text:style-name="T6">for</text:span><text:span text:style-name="T7">(</text:span><text:span text:style-name="T6">int</text:span><text:span text:style-name="T7"> i = 0; i &lt; n-1; i++){</text:span></text:p>
      <text:p text:style-name="P12"><text:span text:style-name="T7"><text:tab/><text:tab/><text:tab/></text:span><text:span text:style-name="T6">if</text:span><text:span text:style-name="T7"> (sequence[i] == sequence[i+1])</text:span></text:p>
      <text:p text:style-name="P12"><text:span text:style-name="T7"><text:tab/><text:tab/><text:tab/><text:tab/>testS[i] = </text:span><text:span text:style-name="T9">'0'</text:span><text:span text:style-name="T7">;</text:span></text:p>
      <text:p text:style-name="P12"><text:span text:style-name="T7"><text:tab/><text:tab/><text:tab/></text:span><text:span text:style-name="T6">else</text:span><text:span text:style-name="T7"> testS[i] = </text:span><text:span text:style-name="T9">'1'</text:span><text:span text:style-name="T7">;</text:span></text:p>
      <text:p text:style-name="P12"><text:span text:style-name="T7"><text:tab/><text:tab/>}</text:span></text:p>
      <text:p text:style-name="P12"><text:span text:style-name="T7"><text:tab/><text:tab/>System.</text:span><text:span text:style-name="T12">out</text:span><text:span text:style-name="T7">.println(</text:span><text:span text:style-name="T9">"Диференційний тест: "</text:span><text:span text:style-name="T7"> + </text:span><text:span text:style-name="T8">Test</text:span><text:span text:style-name="T7">(testS,n-1));</text:span></text:p>
      <text:p text:style-name="P12"><text:span text:style-name="T7"><text:tab/><text:tab/></text:span></text:p>
      <text:p text:style-name="P12"><text:span text:style-name="T7"><text:tab/><text:tab/></text:span><text:span text:style-name="T10">//</text:span><text:span text:style-name="T11">Тест</text:span><text:span text:style-name="T10"> 3</text:span></text:p>
      <text:p text:style-name="P12"><text:span text:style-name="T7"><text:tab/><text:tab/></text:span><text:span text:style-name="T6">int</text:span><text:span text:style-name="T7"> window = 3;</text:span></text:p>
      <text:p text:style-name="P12"><text:span text:style-name="T7"><text:tab/><text:tab/></text:span><text:span text:style-name="T6">int</text:span><text:span text:style-name="T7"> size = (</text:span><text:span text:style-name="T6">int</text:span><text:span text:style-name="T7">) Math.</text:span><text:span text:style-name="T8">pow</text:span><text:span text:style-name="T7">(2,window);</text:span></text:p>
      <text:p text:style-name="P12"><text:span text:style-name="T7"><text:tab/><text:tab/>String win = </text:span><text:span text:style-name="T9">""</text:span><text:span text:style-name="T7">;</text:span></text:p>
      <text:p text:style-name="P12"><text:span text:style-name="T7"><text:tab/><text:tab/></text:span><text:span text:style-name="T6">int</text:span><text:span text:style-name="T7"> [] test3 = </text:span><text:span text:style-name="T6">new</text:span><text:span text:style-name="T7"> </text:span><text:span text:style-name="T6">int</text:span><text:span text:style-name="T7">[size];</text:span></text:p>
      <text:p text:style-name="P12"><text:span text:style-name="T7"><text:tab/><text:tab/></text:span><text:span text:style-name="T6">for</text:span><text:span text:style-name="T7">(</text:span><text:span text:style-name="T6">int</text:span><text:span text:style-name="T7"> i = 0; i &lt;= n-window; i++){</text:span></text:p>
      <text:p text:style-name="P12"><text:span text:style-name="T7"><text:tab/><text:tab/><text:tab/>win = </text:span><text:span text:style-name="T9">""</text:span><text:span text:style-name="T7">;</text:span></text:p>
      <text:p text:style-name="P12"><text:span text:style-name="T7"><text:tab/><text:tab/><text:tab/></text:span><text:span text:style-name="T6">for</text:span><text:span text:style-name="T7">(</text:span><text:span text:style-name="T6">int</text:span><text:span text:style-name="T7"> j = 0; j &lt; window; j++)</text:span></text:p>
      <text:p text:style-name="P12"><text:span text:style-name="T7"><text:tab/><text:tab/><text:tab/><text:tab/>win += </text:span><text:span text:style-name="T9">""</text:span><text:span text:style-name="T7"> + sequence[i+j];</text:span></text:p>
      <text:p text:style-name="P12"><text:span text:style-name="T7"><text:tab/><text:tab/><text:tab/>test3[Integer.</text:span><text:span text:style-name="T8">parseInt</text:span><text:span text:style-name="T7">(win,2)]++;</text:span></text:p>
      <text:p text:style-name="P12"><text:span text:style-name="T7"><text:tab/><text:tab/>}</text:span></text:p>
      <text:p text:style-name="P12"><text:span text:style-name="T7"><text:tab/><text:tab/>System.</text:span><text:span text:style-name="T12">out</text:span><text:span text:style-name="T7">.println(</text:span><text:span text:style-name="T9">"Ранговий тест: "</text:span><text:span text:style-name="T7">);</text:span></text:p>
      <text:p text:style-name="P12"><text:span text:style-name="T7"><text:tab/><text:tab/></text:span><text:span text:style-name="T6">float</text:span><text:span text:style-name="T7"> test = 0;</text:span></text:p>
      <text:p text:style-name="P12"><text:span text:style-name="T7"><text:tab/><text:tab/></text:span><text:span text:style-name="T6">for</text:span><text:span text:style-name="T7">(</text:span><text:span text:style-name="T6">int</text:span><text:span text:style-name="T7"> i = 0; i &lt; size; i++){</text:span></text:p>
      <text:p text:style-name="P12"><text:span text:style-name="T7"><text:tab/><text:tab/><text:tab/>test = (</text:span><text:span text:style-name="T6">float</text:span><text:span text:style-name="T7">)test3[i]/n;</text:span></text:p>
      <text:p text:style-name="P12"><text:soft-page-break/><text:span text:style-name="T7"><text:tab/><text:tab/><text:tab/>System.</text:span><text:span text:style-name="T12">out</text:span><text:span text:style-name="T7">.println(test);</text:span></text:p>
      <text:p text:style-name="P12"><text:span text:style-name="T7"><text:tab/><text:tab/>}</text:span></text:p>
      <text:p text:style-name="P12"><text:span text:style-name="T7"><text:tab/><text:tab/><text:tab/><text:tab/></text:span></text:p>
      <text:p text:style-name="P12"><text:span text:style-name="T7"><text:tab/><text:tab/></text:span><text:span text:style-name="T6">int</text:span><text:span text:style-name="T7">[] s = </text:span><text:span text:style-name="T6">new</text:span><text:span text:style-name="T7"> </text:span><text:span text:style-name="T6">int</text:span><text:span text:style-name="T7"> [n];</text:span></text:p>
      <text:p text:style-name="P12"><text:span text:style-name="T7"><text:tab/><text:tab/></text:span><text:span text:style-name="T6">for</text:span><text:span text:style-name="T7">(</text:span><text:span text:style-name="T6">int</text:span><text:span text:style-name="T7"> i = 0; i &lt; n; i++){</text:span></text:p>
      <text:p text:style-name="P12"><text:span text:style-name="T7"><text:tab/><text:tab/><text:tab/></text:span><text:span text:style-name="T6">if</text:span><text:span text:style-name="T7">(sequence[i] == </text:span><text:span text:style-name="T9">'1'</text:span><text:span text:style-name="T7">)</text:span></text:p>
      <text:p text:style-name="P12"><text:span text:style-name="T7"><text:tab/><text:tab/><text:tab/><text:tab/>s[i] = 1;</text:span></text:p>
      <text:p text:style-name="P12"><text:span text:style-name="T7"><text:tab/><text:tab/><text:tab/></text:span><text:span text:style-name="T6">else</text:span><text:span text:style-name="T7"> s[i] = 0;</text:span></text:p>
      <text:p text:style-name="P12"><text:span text:style-name="T7"><text:tab/><text:tab/>}</text:span></text:p>
      <text:p text:style-name="P12"><text:span text:style-name="T7"><text:tab/><text:tab/>System.</text:span><text:span text:style-name="T12">out</text:span><text:span text:style-name="T7">.println(</text:span><text:span text:style-name="T9">"Нелінійна складність: "</text:span><text:span text:style-name="T7"> + </text:span><text:span text:style-name="T8">Test4</text:span><text:span text:style-name="T7">(s));<text:tab/><text:tab/><text:tab/><text:tab/></text:span></text:p>
      <text:p text:style-name="P12"><text:span text:style-name="T7"><text:tab/>}</text:span></text:p>
      <text:p text:style-name="P12"><text:span text:style-name="T7"><text:tab/></text:span></text:p>
      <text:p text:style-name="P12"><text:span text:style-name="T7"><text:tab/></text:span><text:span text:style-name="T6">private</text:span><text:span text:style-name="T7"> </text:span><text:span text:style-name="T6">static</text:span><text:span text:style-name="T7"> </text:span><text:span text:style-name="T6">float</text:span><text:span text:style-name="T7"> Test(</text:span><text:span text:style-name="T6">char</text:span><text:span text:style-name="T7"> [] t,</text:span><text:span text:style-name="T6">int</text:span><text:span text:style-name="T7"> n){</text:span></text:p>
      <text:p text:style-name="P12"><text:span text:style-name="T7"><text:tab/><text:tab/></text:span><text:span text:style-name="T6">float</text:span><text:span text:style-name="T7"> k = 0;</text:span></text:p>
      <text:p text:style-name="P12"><text:span text:style-name="T7"><text:tab/><text:tab/></text:span><text:span text:style-name="T6">float</text:span><text:span text:style-name="T7"> test = 0;</text:span></text:p>
      <text:p text:style-name="P12"><text:span text:style-name="T7"><text:tab/><text:tab/></text:span><text:span text:style-name="T6">for</text:span><text:span text:style-name="T7">(</text:span><text:span text:style-name="T6">int</text:span><text:span text:style-name="T7"> i = 0; i &lt; n; i++)</text:span></text:p>
      <text:p text:style-name="P12"><text:span text:style-name="T7"><text:tab/><text:tab/><text:tab/></text:span><text:span text:style-name="T6">if</text:span><text:span text:style-name="T7">(t[i] == </text:span><text:span text:style-name="T9">'1'</text:span><text:span text:style-name="T7">)</text:span></text:p>
      <text:p text:style-name="P12"><text:span text:style-name="T7"><text:tab/><text:tab/><text:tab/><text:tab/>k++;</text:span></text:p>
      <text:p text:style-name="P12"><text:span text:style-name="T7"><text:tab/><text:tab/>test = k/n;</text:span></text:p>
      <text:p text:style-name="P12"><text:span text:style-name="T7"><text:tab/><text:tab/></text:span><text:span text:style-name="T6">return</text:span><text:span text:style-name="T7"> test;</text:span></text:p>
      <text:p text:style-name="P12"><text:span text:style-name="T7"><text:tab/>}</text:span></text:p>
      <text:p text:style-name="P12"><text:span text:style-name="T7"><text:tab/></text:span></text:p>
      <text:p text:style-name="P12"><text:span text:style-name="T7"><text:tab/></text:span><text:span text:style-name="T6">public</text:span><text:span text:style-name="T7"> </text:span><text:span text:style-name="T6">static</text:span><text:span text:style-name="T7"> </text:span><text:span text:style-name="T6">int</text:span><text:span text:style-name="T7"> Test4(</text:span><text:span text:style-name="T6">int</text:span><text:span text:style-name="T7"> s[]) {</text:span></text:p>
      <text:p text:style-name="P12"><text:span text:style-name="T7"><text:tab/><text:tab/>StringBuilder str = </text:span><text:span text:style-name="T6">new</text:span><text:span text:style-name="T7"> StringBuilder();</text:span></text:p>
      <text:p text:style-name="P12"><text:span text:style-name="T7"><text:tab/><text:tab/></text:span><text:span text:style-name="T6">for</text:span><text:span text:style-name="T7"> (</text:span><text:span text:style-name="T6">int</text:span><text:span text:style-name="T7"> i = 0; i &lt; s.</text:span><text:span text:style-name="T13">length</text:span><text:span text:style-name="T7">; i++) {</text:span></text:p>
      <text:p text:style-name="P12"><text:span text:style-name="T7"><text:tab/><text:tab/><text:tab/>str.append(s[i]);</text:span></text:p>
      <text:p text:style-name="P12"><text:span text:style-name="T7"><text:tab/><text:tab/>}</text:span></text:p>
      <text:p text:style-name="P12"><text:span text:style-name="T7"><text:tab/><text:tab/></text:span><text:span text:style-name="T6">int</text:span><text:span text:style-name="T7"> i;</text:span></text:p>
      <text:p text:style-name="P12"><text:span text:style-name="T7"><text:tab/><text:tab/></text:span><text:span text:style-name="T6">for</text:span><text:span text:style-name="T7"> (i = 2; i &lt; 30; i++) {</text:span></text:p>
      <text:p text:style-name="P12"><text:span text:style-name="T7"><text:tab/><text:tab/><text:tab/></text:span><text:span text:style-name="T6">boolean</text:span><text:span text:style-name="T7"> flag = </text:span><text:span text:style-name="T6">true</text:span><text:span text:style-name="T7">;</text:span></text:p>
      <text:p text:style-name="P12"><text:span text:style-name="T7"><text:tab/><text:tab/><text:tab/>HashMap&lt;String, Integer&gt; hash = </text:span><text:span text:style-name="T6">new</text:span><text:span text:style-name="T7"> HashMap&lt;String, Integer&gt;();</text:span></text:p>
      <text:p text:style-name="P12"><text:span text:style-name="T7"><text:tab/><text:tab/><text:tab/></text:span><text:span text:style-name="T6">for</text:span><text:span text:style-name="T7"> (</text:span><text:span text:style-name="T6">int</text:span><text:span text:style-name="T7"> j = 0; (j &lt; s.</text:span><text:span text:style-name="T13">length</text:span><text:span text:style-name="T7"> - i - 1) &amp;&amp; flag; j++) {</text:span></text:p>
      <text:p text:style-name="P12"><text:span text:style-name="T7"><text:tab/><text:tab/><text:tab/><text:tab/></text:span><text:span text:style-name="T6">if</text:span><text:span text:style-name="T7"> (hash.containsKey(str.substring(j, j + i))) {</text:span></text:p>
      <text:p text:style-name="P12"><text:span text:style-name="T7"><text:tab/><text:tab/><text:tab/><text:tab/><text:tab/></text:span><text:span text:style-name="T6">if</text:span><text:span text:style-name="T7"> (hash.get(str.substring(j, j + i)) != Integer</text:span></text:p>
      <text:p text:style-name="P12"><text:span text:style-name="T7"><text:tab/><text:tab/><text:tab/><text:tab/><text:tab/><text:tab/><text:tab/>.</text:span><text:span text:style-name="T8">parseInt</text:span><text:span text:style-name="T7">(str.substring(j + i, j + i + 1))) {</text:span></text:p>
      <text:p text:style-name="P12"><text:span text:style-name="T7"><text:tab/><text:tab/><text:tab/><text:tab/><text:tab/><text:tab/>flag = </text:span><text:span text:style-name="T6">false</text:span><text:span text:style-name="T7">;</text:span></text:p>
      <text:p text:style-name="P12"><text:span text:style-name="T7"><text:tab/><text:tab/><text:tab/><text:tab/><text:tab/>}</text:span></text:p>
      <text:p text:style-name="P12"><text:span text:style-name="T7"><text:tab/><text:tab/><text:tab/><text:tab/>} </text:span><text:span text:style-name="T6">else</text:span><text:span text:style-name="T7"> {</text:span></text:p>
      <text:p text:style-name="P12"><text:span text:style-name="T7"><text:tab/><text:tab/><text:tab/><text:tab/><text:tab/>hash.put(str.substring(j, j + i), Integer</text:span></text:p>
      <text:p text:style-name="P12"><text:span text:style-name="T7"><text:tab/><text:tab/><text:tab/><text:tab/><text:tab/><text:tab/><text:tab/>.</text:span><text:span text:style-name="T8">parseInt</text:span><text:span text:style-name="T7">(str.substring(j + i, j + i + 1)));</text:span></text:p>
      <text:p text:style-name="P12"><text:span text:style-name="T7"><text:tab/><text:tab/><text:tab/><text:tab/>}</text:span></text:p>
      <text:p text:style-name="P12"><text:span text:style-name="T7"><text:tab/><text:tab/><text:tab/>}</text:span></text:p>
      <text:p text:style-name="P12"><text:span text:style-name="T7"><text:tab/><text:tab/><text:tab/></text:span><text:span text:style-name="T6">if</text:span><text:span text:style-name="T7"> (flag) {</text:span></text:p>
      <text:p text:style-name="P12"><text:span text:style-name="T7"><text:tab/><text:tab/><text:tab/><text:tab/></text:span><text:span text:style-name="T6">break</text:span><text:span text:style-name="T7">; </text:span></text:p>
      <text:p text:style-name="P12"><text:span text:style-name="T7"><text:tab/><text:tab/><text:tab/>}</text:span></text:p>
      <text:p text:style-name="P12"><text:span text:style-name="T7"><text:tab/><text:tab/>}</text:span></text:p>
      <text:p text:style-name="P12"><text:span text:style-name="T7"><text:tab/><text:tab/></text:span><text:span text:style-name="T6">if</text:span><text:span text:style-name="T7"> (i == 30) {</text:span></text:p>
      <text:p text:style-name="P12"><text:span text:style-name="T7"><text:tab/><text:tab/><text:tab/></text:span><text:span text:style-name="T6">return</text:span><text:span text:style-name="T7"> i - 1;</text:span></text:p>
      <text:p text:style-name="P12"><text:span text:style-name="T7"><text:tab/><text:tab/>} </text:span><text:span text:style-name="T6">else</text:span></text:p>
      <text:p text:style-name="P12"><text:span text:style-name="T7"><text:tab/><text:tab/><text:tab/></text:span><text:span text:style-name="T6">return</text:span><text:span text:style-name="T7"> i;</text:span></text:p>
      <text:p text:style-name="P12"><text:span text:style-name="T7"><text:tab/>}</text:span></text:p>
      <text:p text:style-name="P12"><text:span text:style-name="T7">}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6T23:15:56.874764532</meta:creation-date>
    <dc:date>2014-09-16T23:22:55.252066179</dc:date>
    <meta:editing-duration>P0D</meta:editing-duration>
    <meta:editing-cycles>1</meta:editing-cycles>
    <meta:document-statistic meta:table-count="1" meta:image-count="0" meta:object-count="0" meta:page-count="3" meta:paragraph-count="123" meta:word-count="440" meta:character-count="2813" meta:non-whitespace-character-count="2091"/>
    <meta:generator>LibreOffice/4.2.6.3$Linux_X86_64 LibreOffice_project/420m0$Build-3</meta:generator>
  </office:meta>
</office:document-meta>
</file>